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text-properties officeooo:rsid="001a21bd" officeooo:paragraph-rsid="001a21bd"/>
    </style:style>
    <style:style style:name="P12" style:family="paragraph" style:parent-style-name="Standard">
      <style:text-properties fo:font-weight="bold" officeooo:rsid="0019b785" officeooo:paragraph-rsid="0019b785" style:font-weight-asian="bold" style:font-weight-complex="bold"/>
    </style:style>
    <style:style style:name="P13" style:family="paragraph" style:parent-style-name="Standard" style:list-style-name="L6">
      <style:text-properties officeooo:rsid="0019b785" officeooo:paragraph-rsid="0019b785"/>
    </style:style>
    <style:style style:name="T1" style:family="text">
      <style:text-properties fo:color="#a1467e" loext:opacity="100%"/>
    </style:style>
    <style:style style:name="T2" style:family="text">
      <style:text-properties fo:color="#2a6099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21bd" style:font-weight-asian="bold" style:font-weight-complex="bold"/>
    </style:style>
    <style:style style:name="T5" style:family="text">
      <style:text-properties officeooo:rsid="001a21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ata Preparation</text:span></text:p>
      <text:list text:style-name="L1">
        <text:list-item>
          <text:p text:style-name="P1">Loaded raw dataset via <text:span text:style-name="Source_20_Text"><text:span text:style-name="T1">extract.py</text:span></text:span><text:span text:style-name="T1"> </text:span></text:p>
        </text:list-item>
        <text:list-item>
          <text:p text:style-name="P1">Built <text:span text:style-name="Source_20_Text"><text:span text:style-name="T2">get_splits()</text:span></text:span> with stratified 80/10/10 train/val/test split </text:p>
        </text:list-item>
        <text:list-item>
          <text:p text:style-name="P2">Set up <text:span text:style-name="Source_20_Text"><text:span text:style-name="T1">config.py</text:span></text:span> with all constants and path management using <text:span text:style-name="Source_20_Text">pathlib</text:span> </text:p>
        </text:list-item>
      </text:list>
      <text:p text:style-name="Text_20_body"><text:span text:style-name="Strong_20_Emphasis">Dataset &amp; Tokenization</text:span></text:p>
      <text:list text:style-name="L2">
        <text:list-item>
          <text:p text:style-name="P3">Built <text:span text:style-name="Source_20_Text"><text:span text:style-name="T3">PhishingDataset</text:span></text:span> class inheriting from <text:span text:style-name="Source_20_Text"><text:span text:style-name="T1">torch.utils.data.Dataset</text:span></text:span><text:span text:style-name="T1"> </text:span></text:p>
        </text:list-item>
        <text:list-item>
          <text:p text:style-name="P3">Implemented <text:span text:style-name="T3">on-the-fly tokenization</text:span> in <text:span text:style-name="Source_20_Text"><text:span text:style-name="T2">__getitem__</text:span></text:span><text:span text:style-name="T2"> </text:span></text:p>
        </text:list-item>
        <text:list-item>
          <text:p text:style-name="P3">Used <text:span text:style-name="Source_20_Text"><text:span text:style-name="T1">DataCollatorWithPadding</text:span></text:span> for dynamic padding </text:p>
        </text:list-item>
        <text:list-item>
          <text:p text:style-name="P4">Created train, val, and test <text:span text:style-name="Source_20_Text"><text:span text:style-name="T1">DataLoader</text:span></text:span><text:span text:style-name="T1">s</text:span> </text:p>
        </text:list-item>
      </text:list>
      <text:p text:style-name="Text_20_body"><text:span text:style-name="Strong_20_Emphasis">Model</text:span></text:p>
      <text:list text:style-name="L3">
        <text:list-item>
          <text:p text:style-name="P5">Built <text:span text:style-name="Source_20_Text"><text:span text:style-name="T2">build_model()</text:span></text:span> loading <text:span text:style-name="Source_20_Text"><text:span text:style-name="T1">DistilBertForSequenceClassification</text:span></text:span><text:span text:style-name="T1"> </text:span></text:p>
        </text:list-item>
        <text:list-item>
          <text:p text:style-name="P5">Set up binary classification with <text:span text:style-name="T3">BENIGN/PHISHING </text:span><text:span text:style-name="T4">(0, 1)</text:span> labels </text:p>
        </text:list-item>
        <text:list-item>
          <text:p text:style-name="P6">Moved model to <text:span text:style-name="T3">GPU</text:span> via <text:span text:style-name="Source_20_Text">model.to(device)</text:span> </text:p>
        </text:list-item>
      </text:list>
      <text:p text:style-name="Text_20_body"><text:span text:style-name="Strong_20_Emphasis">Training</text:span></text:p>
      <text:list text:style-name="L4">
        <text:list-item>
          <text:p text:style-name="P7">Built <text:span text:style-name="Source_20_Text"><text:span text:style-name="T2">train()</text:span></text:span> with <text:span text:style-name="T3">AdamW</text:span> optimizer </text:p>
        </text:list-item>
        <text:list-item>
          <text:p text:style-name="P7">Built separate <text:span text:style-name="Source_20_Text"><text:span text:style-name="T2">validate()</text:span></text:span> function called after each epoch </text:p>
        </text:list-item>
        <text:list-item>
          <text:p text:style-name="P7">Added <text:span text:style-name="Source_20_Text"><text:span text:style-name="T2">tqdm</text:span></text:span> <text:span text:style-name="T3">progress</text:span> <text:span text:style-name="T3">bar</text:span> and loss printing per epoch </text:p>
        </text:list-item>
        <text:list-item>
          <text:p text:style-name="P8">Save model and tokenizer to <text:span text:style-name="Source_20_Text"><text:span text:style-name="T3">SAVED_MODEL_DIR</text:span></text:span> after training </text:p>
        </text:list-item>
      </text:list>
      <text:p text:style-name="Text_20_body"><text:span text:style-name="Strong_20_Emphasis">Project Structure</text:span></text:p>
      <text:list text:style-name="L5">
        <text:list-item>
          <text:p text:style-name="P9"><text:span text:style-name="Source_20_Text">config.py</text:span> — constants and paths </text:p>
        </text:list-item>
        <text:list-item>
          <text:p text:style-name="P9"><text:span text:style-name="Source_20_Text">extract.py</text:span> — data loading and splitting </text:p>
        </text:list-item>
        <text:list-item>
          <text:p text:style-name="P9"><text:span text:style-name="Source_20_Text">dataset.py</text:span> — PyTorch dataset </text:p>
        </text:list-item>
        <text:list-item>
          <text:p text:style-name="P9"><text:span text:style-name="Source_20_Text">train.py</text:span> — dataloaders, model, training, validation </text:p>
        </text:list-item>
        <text:list-item>
          <text:p text:style-name="P10"><text:span text:style-name="Source_20_Text">flare.py</text:span> — inference/prediction (<text:span text:style-name="T5">in progress – not yet done</text:span>)</text:p>
        </text:list-item>
        <text:list-item>
          <text:p text:style-name="P11">Test.ipynb — Visualization and Training</text:p>
        </text:list-item>
      </text:list>
      <text:p text:style-name="Standard"/>
      <text:p text:style-name="P12">Queries</text:p>
      <text:list text:style-name="L6">
        <text:list-item>
          <text:p text:style-name="P13">Should we simulate equal or unequal partitioning to simulate real world imbalance?</text:p>
        </text:list-item>
        <text:list-item>
          <text:p text:style-name="P13">How many clients should we simulate, is 3-5 enough for a graduation project or do we need more?</text:p>
        </text:list-item>
        <text:list-item>
          <text:p text:style-name="P13">Should the project focus on building a working system or proving a research hypothesis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17:13:22.445085973</meta:creation-date>
    <dc:date>2026-02-27T17:36:41.005476188</dc:date>
    <meta:editing-duration>PT1M19S</meta:editing-duration>
    <meta:editing-cycles>1</meta:editing-cycles>
    <meta:document-statistic meta:table-count="0" meta:image-count="0" meta:object-count="0" meta:page-count="1" meta:paragraph-count="29" meta:word-count="199" meta:character-count="1366" meta:non-whitespace-character-count="1194"/>
    <meta:generator>LibreOffice/26.2.0.3$Linux_X86_64 LibreOffice_project/620$Build-3</meta:generator>
  </office:meta>
</office:document-meta>
</file>